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1. Write a Java program to create a class called "Person" with a name and age attribute. Create two instances of the "Person" class, set their attributes using the constructor, and print their name and age.'</text:p>
      <text:p text:style-name="Standard">class Person{</text:p>
      <text:p text:style-name="Standard"><text:s text:c="4"/>String name;</text:p>
      <text:p text:style-name="Standard"><text:s text:c="4"/>int age;</text:p>
      <text:p text:style-name="Standard"><text:s text:c="4"/>Person(String name,int age){</text:p>
      <text:p text:style-name="Standard"><text:s text:c="8"/>System.out.println("Name: "+name+" Age:"+age);</text:p>
      <text:p text:style-name="Standard"><text:s text:c="4"/>}</text:p>
      <text:p text:style-name="Standard"><text:s text:c="4"/>public static void main(String[] args){</text:p>
      <text:p text:style-name="Standard"><text:s text:c="8"/>Person ob1 = new Person("Yasasvi",18);</text:p>
      <text:p text:style-name="Standard"><text:s text:c="8"/>Person ob2 = new Person("Varshini",18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0:43:54.541368434</meta:creation-date>
    <dc:date>2024-09-19T10:44:20.293759065</dc:date>
    <meta:editing-duration>PT33S</meta:editing-duration>
    <meta:editing-cycles>1</meta:editing-cycles>
    <meta:document-statistic meta:table-count="0" meta:image-count="0" meta:object-count="0" meta:page-count="1" meta:paragraph-count="12" meta:word-count="66" meta:character-count="483" meta:non-whitespace-character-count="381"/>
    <meta:generator>LibreOffice/6.4.7.2$Linux_X86_64 LibreOffice_project/40$Build-2</meta:generator>
  </office:meta>
</office:document-meta>
</file>